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2mm"/>
    </style:style>
    <style:style style:name="co2" style:family="table-column">
      <style:table-column-properties fo:break-before="auto" style:column-width="112.57mm"/>
    </style:style>
    <style:style style:name="co3" style:family="table-column">
      <style:table-column-properties fo:break-before="auto" style:column-width="140.78mm"/>
    </style:style>
    <style:style style:name="co4" style:family="table-column">
      <style:table-column-properties fo:break-before="auto" style:column-width="164.8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42mm" fo:break-before="auto" style:use-optimal-row-height="false"/>
    </style:style>
    <style:style style:name="ro3" style:family="table-row">
      <style:table-row-properties style:row-height="3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e6e6ff" fo:border="0.06pt solid #000000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UBSERVICIO</text:p>
          </table:table-cell>
          <table:table-cell table:style-name="ce1" office:value-type="string" calcext:value-type="string">
            <text:p>ELEMENTO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Accesos al y desde el exterior de la Consejería e Internet</text:p>
          </table:table-cell>
          <table:table-cell office:value-type="string" calcext:value-type="string">
            <text:p>Acceso desde el exterior a recursos de la Consejerí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 desde la Consejería a otros organismos/organizacione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s a Internet</text:p>
          </table:table-cell>
          <table:table-cell office:value-type="string" calcext:value-type="string">
            <text:p>Inclusión sitio web a lista de sitios permit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Administración Electrónica</text:p>
          </table:table-cell>
          <table:table-cell office:value-type="string" calcext:value-type="string">
            <text:p>Certificados digitale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ls@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ma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@ries</text:p>
          </table:table-cell>
          <table:table-cell office:value-type="string" calcext:value-type="string">
            <text:p>Desbloqueo de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relativa a poner en marcha una oficina de regis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orcionar nueva contraseña a usu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Sustitución de Certificados en Soporte Papel</text:p>
          </table:table-cell>
          <table:table-cell office:value-type="string" calcext:value-type="string">
            <text:p>Información General sobre el siste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Notific@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idad Emis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@firmas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Presentación Electrónica General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/>
          <table:table-cell office:value-type="string" calcext:value-type="string">
            <text:p>Análisis y Explotación de Datos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Acceso a estadís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 de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ja de usua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IYAT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ontratación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de Otros Sistemas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JUPITER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SUR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/>
          <table:table-cell office:value-type="string" calcext:value-type="string">
            <text:p>BOJA</text:p>
          </table:table-cell>
          <table:table-cell office:value-type="string" calcext:value-type="string">
            <text:p>ARE (Aplicación de Remisión Electrónica)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vegación aplica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 procedimientos de Remisión Electrónica</text:p>
          </table:table-cell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BOJA</text:p>
          </table:table-cell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isión en Soporte Papel</text:p>
          </table:table-cell>
          <table:table-cell office:value-type="string" calcext:value-type="string">
            <text:p>Requisitos técnicos</text:p>
          </table:table-cell>
        </table:table-row>
        <table:table-row table:style-name="ro1">
          <table:table-cell/>
          <table:table-cell office:value-type="string" calcext:value-type="string">
            <text:p>Buzón de propuestas y Quejas – Funcionamiento CEIS</text:p>
          </table:table-cell>
          <table:table-cell office:value-type="string" calcext:value-type="string">
            <text:p>Quejas</text:p>
          </table:table-cell>
          <table:table-cell office:value-type="string" calcext:value-type="string">
            <text:p>Aspectos Funcionales de CE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gerencias / Mejoras</text:p>
          </table:table-cell>
          <table:table-cell office:value-type="string" calcext:value-type="string">
            <text:p>Aspectos Funcionales de CEIS</text:p>
          </table:table-cell>
        </table:table-row>
        <table:table-row table:style-name="ro1">
          <table:table-cell/>
          <table:table-cell office:value-type="string" calcext:value-type="string">
            <text:p>Campaña Rent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Tributaria/Cita Prev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programa PAD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blema de conexión</text:p>
          </table:table-cell>
          <table:table-cell office:value-type="string" calcext:value-type="string">
            <text:p>Delegación Provin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ses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ficina Liquidadora</text:p>
          </table:table-cell>
        </table:table-row>
        <table:table-row table:style-name="ro1">
          <table:table-cell/>
          <table:table-cell office:value-type="string" calcext:value-type="string">
            <text:p>Correo electrónico</text:p>
          </table:table-cell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Equipamiento Puesto de Trabajo y Telefonía</text:p>
          </table:table-cell>
          <table:table-cell office:value-type="string" calcext:value-type="string">
            <text:p>Aplicaciones del puesto de trabaj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porte en el uso de aplicaciones (sólo DDP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mible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quipamiento informátic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ora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et desde teléfono o portátil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féricos y accesorios informátic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<text:s text:c="2"/>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fij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móvil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Factura Electrónica</text:p>
          </table:table-cell>
          <table:table-cell office:value-type="string" calcext:value-type="string">
            <text:p>Aplicación PUEF</text:p>
          </table:table-cell>
          <table:table-cell office:value-type="string" calcext:value-type="string">
            <text:p>Acceso a la Apl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recto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ctu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rma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ma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yec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/>
          <table:table-cell office:value-type="string" calcext:value-type="string">
            <text:p>Formación y Sistemas del IAAP</text:p>
          </table:table-cell>
          <table:table-cell office:value-type="string" calcext:value-type="string">
            <text:p>Formación - <text:s/>Jornadas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Homologación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Idiomas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Interadministrativo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Justicia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acceso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especialización y promoción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formadores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Atención Ciudadanía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horizontal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Sectorial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general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para la dirección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Docufirm@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Gracurweb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Liferay (Espacio para debates)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Obtención certificado retenciones e ingresos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Portal IAAP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Registro de profesores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AFO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 / entrega de solicit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IGEFOR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istema de Evaluación de la Calidad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Zona de descargas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/>
          <table:table-cell office:value-type="string" calcext:value-type="string">
            <text:p>Gestión de la Infraestructura de TI</text:p>
          </table:table-cell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Alta de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pe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cios o Sitios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l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ncia para aplicación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datos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Gestión Integrada de Recursos Organizativos (GIRO)</text:p>
          </table:table-cell>
          <table:table-cell office:value-type="string" calcext:value-type="string">
            <text:p>Activos Fijos- Contabilidad Patrimoni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vos Fijos- Inventari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 office:value-type="string" calcext:value-type="string">
            <text:p>Certificado Intervent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al de Información - EEII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ltas general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del Presupuest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resupuestari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CI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ondos Europe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Subv Finalista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z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 - Bandeja de entrad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Alta de usuari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Permi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Funcion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Sistema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ón de Presupues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ganización de Cur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Facturas y Fondo Órgano Gestor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 BW Ejecución Presupuestari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porte al Puesto de trabaj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Calendario de Pag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rdenación de Pag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tr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/>
          <table:table-cell office:value-type="string" calcext:value-type="string">
            <text:p>Más Sistemas de Información</text:p>
          </table:table-cell>
          <table:table-cell office:value-type="string" calcext:value-type="string">
            <text:p>Acces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para delegaciones provinciales (TFE DP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servicios centrales (TFE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de Expedientes del Servicio de Patrimonio Inmobiliari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bio de contraseñas vía web (GENCLAWEB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ción de incidentes de seguridad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 de certificados de cursos (CERTIFCURSOS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base de datos jurídica para letrado de Viceconsejerí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recursos y tareas (GRET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sentenc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teléfonos (SGT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expedient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órdenes de subven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económicos (INPLE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yes y Reglamen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ín telefónico de la intranet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l procedimiento contencioso administrativo (JC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sajes a móviles para altos cargos (MENMO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Ajuste Entidades Instrumentales Sector Público Andaluz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de mantenimiento de impresoras, gastos, consumib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untas Parlamen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cronización de contraseñas (SINCL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información de corporaciones locales <text:s/>(SIC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Información en DDPP/CCTT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  <table:table-cell office:value-type="string" calcext:value-type="string">
            <text:p>Cámaras de la guarderí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 horari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Colas (sólo DDPP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Planificación y Gestión de la Contratación Administrativa (ERIS-G3)</text:p>
          </table:table-cell>
          <table:table-cell office:value-type="string" calcext:value-type="string">
            <text:p>Actuaciones programada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álogo de Bienes Homologados (CBBHH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e Expedientes de Contratación (GE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Contratación / Perfil de Contratante (Pd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Fiscalización (PdF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 (R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 (R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bunal Administrativo de Recursos Contractuales (TARCJ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 de la Consejería de Hacienda y Administración Públ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cnolog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de Trámi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os "Hoja acreditación de datos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ta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la pág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de 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óm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blicación de permut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rvicios al Emple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 y Formul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Actos Administrativo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Concurso de Mér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de Acción So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de Procesos Selectivos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Recursos y Servicios Digitales JdA</text:p>
          </table:table-cell>
          <table:table-cell office:value-type="string" calcext:value-type="string">
            <text:p>INFOCOR</text:p>
          </table:table-cell>
          <table:table-cell office:value-type="string" calcext:value-type="string">
            <text:p>Consulta Expedie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IPD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  <table:table-cell office:value-type="string" calcext:value-type="string">
            <text:p>Carpetas de red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(cuentas de usuario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Relación con las Corporaciones Locales</text:p>
          </table:table-cell>
          <table:table-cell office:value-type="string" calcext:value-type="string">
            <text:p>DGRel Fin CCLL</text:p>
          </table:table-cell>
          <table:table-cell office:value-type="string" calcext:value-type="string">
            <text:p>Cuestiones Gener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TR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SEC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mativa S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/>
          <table:table-cell office:value-type="string" calcext:value-type="string">
            <text:p>S.I. Gestión Integrada de Recursos Humanos (SIRhUS)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Errores configuración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cción so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cceso al sistem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utenticac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estos de trabajo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 de Modificación de Puestos Ti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ble Dotación Presupuest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tación Puestos Ba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Modificación de E.O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Modificación de R.P.T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</text:p>
          </table:table-cell>
          <table:table-cell office:value-type="string" calcext:value-type="string">
            <text:p>Subida/bajada fich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Bolsa de Trabajo</text:p>
          </table:table-cell>
          <table:table-cell office:value-type="string" calcext:value-type="string">
            <text:p>Definición y Gest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idencias Llamami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Generación de Contratos / Clausulas</text:p>
          </table:table-cell>
          <table:table-cell office:value-type="string" calcext:value-type="string">
            <text:p>Concursos Acce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cursos Promo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jecución Sent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cesos Selectivos</text:p>
          </table:table-cell>
          <table:table-cell office:value-type="string" calcext:value-type="string">
            <text:p>Acceso / promo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olu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visión de Puesto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visión de Puestos (concurso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olu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Elecciones sindicales</text:p>
          </table:table-cell>
          <table:table-cell office:value-type="string" calcext:value-type="string">
            <text:p>Elecciones sindic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Gestión de Actos Administrativos</text:p>
          </table:table-cell>
          <table:table-cell office:value-type="string" calcext:value-type="string">
            <text:p>01-Nombramiento / Contrato / A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2-Asignación / Poses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3-Titul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4-Cambio de Situ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5-Autorización Función Púb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6-Reconoc. Complem. Gratif <text:s/>y Der. Econ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7-Formación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8-Grado Consolid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9-Reconocimiento de men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-Prolongación del Servicio A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-Baja Defini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-Reconocimiento de cáted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-Permi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-Cese en puesto de trabaj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-Publ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-Reconocimiento de Antigüe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-Reconocimiento de Servicios Prev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-Reconocimiento de otra Especiali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-Inscripción Sanción Disciplin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-Sanción tras Expte. Disciplin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-Compatibilidad Gené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-Compatibilidad Específ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-Permu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-Rec. Nivel Alto Cargo y Parla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-Reingreso al Servicio A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-Traslado-Reasig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-Resolución Asignación Plazas Ofert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-Variación datos Afili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-Variación de Datos Person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-Recon. Antigüedad no resoluto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-Alta / Posesión / Cese / Cambio Situ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-Autoriz. Nombramiento / Contra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-Autoriz. Jornadas Especi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-Aut. Prórroga contrato / Nombr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-Reserva de Pues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-Pérdida de la reserva del Puesto de Trabaj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-Formación no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-Impartición docencia en org.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-Inscripción margi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-Plus de Perso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9-Licencia por Maternidad no S.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5-Reducción de jorna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1-Permiso no retribu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3-Maternidad / Paterni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4-Permiso retribu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6-Datos admin. Anteriores al R.G.P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4-Actividad a compatibiliz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-Nombramiento de Encar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5-Tít. Extranj. Educ. Sup. Homolog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-Asignación económ. Ex-Altos Car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7-Guard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8-Variación de domicil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9-Impartición docencia en org. No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/>
          <table:table-cell office:value-type="string" calcext:value-type="string">
            <text:p>S.I. Gestión Presupuestaria, Contable y Tesorera (JUPITER)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Contraseñas/Sinc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Permi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/Usua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k@nzíA</text:p>
          </table:table-cell>
          <table:table-cell office:value-type="string" calcext:value-type="string">
            <text:p>Calendario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Cuentas Bancarias y Extrac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Reten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Retroces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os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 de Tesorer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ción de Tesorería y Con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ción del Sector Públ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co de Proyec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entas autorizad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mplimiento de program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rroll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RA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y Edición del Presupuest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FO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con Financiación Afectad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 Compensación Interterritorial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l Órgano Gesto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ortación/Exportación de ficheros secuencia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 y listad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de FFEE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ari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stifica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quet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EP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ones Presupues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s de Vinculación, propietarios, etc...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para Gastos y Pagos</text:p>
          </table:table-cell>
          <table:table-cell office:value-type="string" calcext:value-type="string">
            <text:p>Fondo de Liquidez Autonóm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go a Provee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Extrapresupues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Presupuestarias (PALAS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arel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JUPITE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yecto de Invers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enciones Judicia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imiento de los códigos de financiac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ej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venciones Finalist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spas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S.I. Gestión Tributaria (SUR)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Consulta Codigo Usuario S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as consul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entes</text:p>
          </table:table-cell>
          <table:table-cell office:value-type="string" calcext:value-type="string">
            <text:p>Autorización Caucional Vehícul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y Mantenimiento de Cl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y Mantenimiento de NIF Provision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resenta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 la Información</text:p>
          </table:table-cell>
          <table:table-cell office:value-type="string" calcext:value-type="string">
            <text:p>Histór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Tablas S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tablas territor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CHAP (Tesorería)</text:p>
          </table:table-cell>
          <table:table-cell office:value-type="string" calcext:value-type="string">
            <text:p>Fianzas de Arrend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guardo Depósi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guardo Garant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Tributaria y de Recaudación</text:p>
          </table:table-cell>
          <table:table-cell office:value-type="string" calcext:value-type="string">
            <text:p>Actuaciones en representación de terce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non de mejora de infraestructuras hidráulicas de depuración de interés de la Comunidad Autóno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ección Modelo 600 We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carga de programas de ayu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 y recepción de información telemática (fichas, índices fiscales, escritura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las bolsas de plástico de un solo uso en Andaluc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los depósitos de clientes en las Entidades de Crédito en Andaluc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Aguas Litor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Emisión de Gas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Residuos Peligro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Residuos Radiac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 ITP y AJ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autoliquid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ursos de reposición (Previo a la vía Económico-Administrativa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información, certificados y etiquetas fisc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suspensión automática del acto recurr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 a aplazamiento y fraccionamiento de deu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RP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as y precios públ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ibutos y Tasas sobre el jue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Pago de la Junta de Andalucía</text:p>
          </table:table-cell>
          <table:table-cell office:value-type="string" calcext:value-type="string">
            <text:p>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lig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Pa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Técnico en Pa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Técnico en Pres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ortación de Fiche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abilidad auxiliar e ingresos con financiación afectada</text:p>
          </table:table-cell>
          <table:table-cell office:value-type="string" calcext:value-type="string">
            <text:p>Aplica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erre ejercic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adre cuentas extrapresupuestar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enta de Tributos Ced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operacione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ones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rada manual en formaliz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apunte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cambio de información SUR - JUPI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queta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eraciones contables de rec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con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intercambio información con Júpi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por código territorial / modelo / concep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código territorial y/o concep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deu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rol de Calidad de Documentos</text:p>
          </table:table-cell>
          <table:table-cell office:value-type="string" calcext:value-type="string">
            <text:p>Captura y mantenimiento de documentos y casill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modelos-versiones y casilla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documentos dupli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tablas auxiliares del subsiste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y consult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y borrado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idaciones y Correspondenc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Entrada/Salida Información</text:p>
          </table:table-cell>
          <table:table-cell office:value-type="string" calcext:value-type="string">
            <text:p>Carga y control del censo de Notarios (CG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tas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eccion modelos we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trucción e impresión de documentos de sali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ligencias Presentaciones Telemátic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rada/Salida In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liquidaciones vencidas y no ingres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Firma Documentos Salida</text:p>
          </table:table-cell>
          <table:table-cell office:value-type="string" calcext:value-type="string">
            <text:p>Generación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Firm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taforma de Firma Electrón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Gestión de Expedientes y Circuitos Administrativos</text:p>
          </table:table-cell>
          <table:table-cell office:value-type="string" calcext:value-type="string">
            <text:p>Aplazamientos / Fraccionami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ch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s e Informes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s expedientes telemát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 de órganos gesto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adísticas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rramientas de trami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de transmisiones y actos jurídicos doc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 procedimientos administra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 compensación de deu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 sancionad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s de inspe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sos concurs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ntos de conex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ursos de reposi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tas de circui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erramienta de Liquidación</text:p>
          </table:table-cell>
          <table:table-cell office:value-type="string" calcext:value-type="string">
            <text:p>Construcción e impresión de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fórmulas, parámetros y plantillas de sali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umentos de ingreso asociados a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liquidaciones de JUEGO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liquidaciones para la CE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faz con la Web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del S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onorarios Oficinas Liquidadoras</text:p>
          </table:table-cell>
          <table:table-cell office:value-type="string" calcext:value-type="string">
            <text:p>Honorarios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gos de honorarios y Regular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mpuestos Ecológicos</text:p>
          </table:table-cell>
          <table:table-cell office:value-type="string" calcext:value-type="string">
            <text:p>Censo de autoriz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residuos peligro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residuos radiac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guimiento económico (devengos, periodo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expedientes de imp. Ecológ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idaciones de documentos de imp. Ecológ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spección</text:p>
          </table:table-cell>
          <table:table-cell office:value-type="string" calcext:value-type="string">
            <text:p>Carga y control del Plan Anual de Inspe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protocolos de No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uces notariales y de fallec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Autoridades Ordena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epción y control de Índices Fisc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tegración Órganos Gestores</text:p>
          </table:table-cell>
          <table:table-cell office:value-type="string" calcext:value-type="string">
            <text:p>Servicios WEB de generación, comunicación e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Notificaciones</text:p>
          </table:table-cell>
          <table:table-cell office:value-type="string" calcext:value-type="string">
            <text:p>Apertura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erre/reapertura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arecenc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micil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Acuses de recib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Envío/recepción de ficheros con Corre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Gestión de enví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Modificaciones de result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idencias de no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erción fecha de no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ficación mediante rel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blicación BO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epción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Recaudación Ejecutiva</text:p>
          </table:table-cell>
          <table:table-cell office:value-type="string" calcext:value-type="string">
            <text:p>Certificado de deu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unicación de Incidencias a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unicación de Incidencias a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udores inapremi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ctado y mantenimiento de providencias de aprem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adísticas de Recaud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ficación de providencias de aprem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liquidaciones vencidas y no ingres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ultado Gestión de Cobros de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ultado Gestión de Cobros de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listados específ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eguimiento de Deuda</text:p>
          </table:table-cell>
          <table:table-cell office:value-type="string" calcext:value-type="string">
            <text:p>Actualización de datos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ociación y disociación de 0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rrado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 de ingresos y no devolu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 de pres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masiva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masiva de incidencias del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ta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de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de liquidaciones del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erción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plicación de los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listados específ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tamiento específico de liquidaciones del S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asa Fiscal sobre el Juego</text:p>
          </table:table-cell>
          <table:table-cell office:value-type="string" calcext:value-type="string">
            <text:p>Bingos: 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gos: Validación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Cen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Liquidaciones provisionales y M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Seguimiento económ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ntidades Colaboradoras</text:p>
          </table:table-cell>
          <table:table-cell office:value-type="string" calcext:value-type="string">
            <text:p>Control y recepción documentos recaudación tributaria (Editra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adre con transfer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entas autoriz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idades Financieras y Sucurs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direc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iodicidad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ingresos en formal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xpedientes</text:p>
          </table:table-cell>
          <table:table-cell office:value-type="string" calcext:value-type="string">
            <text:p>Apertura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cción Presentaciones Telemátic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pósitos de garantías metálicos/no metál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transfer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anzas de Arrend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 de Expedientes y Rectificación de enví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xcep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Valoración de Bienes y Derechos</text:p>
          </table:table-cell>
          <table:table-cell office:value-type="string" calcext:value-type="string">
            <text:p>Doc. De motivación de valoración (039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 vinculante de valoración (I01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bie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os de transpo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valoraciones extern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valoraciones intern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 catast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 mínimo a declar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ación por precios medios</text:p>
          </table:table-cell>
        </table:table-row>
        <table:table-row table:style-name="ro1">
          <table:table-cell/>
          <table:table-cell office:value-type="string" calcext:value-type="string">
            <text:p>Sistemas de información de la Inspección General de Servicios</text:p>
          </table:table-cell>
          <table:table-cell office:value-type="string" calcext:value-type="string">
            <text:p>Incompatibilidades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o de Sugerencias y Reclamaciones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RDAC</text:p>
          </table:table-cell>
          <table:table-cell office:value-type="string" calcext:value-type="string">
            <text:p>Consulta fun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 técnicos</text:p>
          </table:table-cell>
        </table:table-row>
        <table:table-row table:style-name="ro2">
          <table:table-cell table:style-name="ce3" table:number-columns-repeated="4"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Accesos al y desde el exterior de la Consejería e Internet</text:p>
          </table:table-cell>
          <table:table-cell office:value-type="string" calcext:value-type="string">
            <text:p>Acceso desde el exterior a recursos de la Consejerí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 desde la Consejería a otros organismos/organizacione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s a Internet</text:p>
          </table:table-cell>
          <table:table-cell office:value-type="string" calcext:value-type="string">
            <text:p>Inclusión sitio web a lista de sitios permit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Administración Electrónica</text:p>
          </table:table-cell>
          <table:table-cell office:value-type="string" calcext:value-type="string">
            <text:p>Certificados digitale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ls@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@ries</text:p>
          </table:table-cell>
          <table:table-cell office:value-type="string" calcext:value-type="string">
            <text:p>Desbloqueo de administrador deleg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bloqueo de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con la impresión del sel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de acceso a la apl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de configuración de la impres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de configuración del escán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en la Distribución de la docum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en la Recepción de la docum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orcionar nueva contraseña a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orcionar nueva contraseña para Administrador delega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Sustitución de Certificados en Soporte Papel</text:p>
          </table:table-cell>
          <table:table-cell office:value-type="string" calcext:value-type="string">
            <text:p>Problemática de acc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Notific@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 / ba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fic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@firmas</text:p>
          </table:table-cell>
          <table:table-cell office:value-type="string" calcext:value-type="string">
            <text:p>Acce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enticación / 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umen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Administración Electrón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Presentación Electrónica General</text:p>
          </table:table-cell>
          <table:table-cell office:value-type="string" calcext:value-type="string">
            <text:p>Errores de conex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al adjuntar docum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relacionados con el hardware de su equi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s relacionados con el software de su equipo</text:p>
          </table:table-cell>
        </table:table-row>
        <table:table-row table:style-name="ro1">
          <table:table-cell/>
          <table:table-cell office:value-type="string" calcext:value-type="string">
            <text:p>Análisis y Explotación de Datos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Acceso a estadís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 de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ja de usua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IYAT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ontratación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de Otros Sistemas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JUPITER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SUR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/>
          <table:table-cell office:value-type="string" calcext:value-type="string">
            <text:p>BOJA</text:p>
          </table:table-cell>
          <table:table-cell office:value-type="string" calcext:value-type="string">
            <text:p>ARE (Aplicación de Remisión Electrónica)</text:p>
          </table:table-cell>
          <table:table-cell office:value-type="string" calcext:value-type="string">
            <text:p>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ción y Publicación del BOJA Electrónic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 procedimientos de Remisión Electrón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BOJA</text:p>
          </table:table-cell>
          <table:table-cell office:value-type="string" calcext:value-type="string">
            <text:p>Acce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leti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vegación por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isión en Soporte Papel</text:p>
          </table:table-cell>
          <table:table-cell office:value-type="string" calcext:value-type="string">
            <text:p>Acceso</text:p>
          </table:table-cell>
        </table:table-row>
        <table:table-row table:style-name="ro1">
          <table:table-cell/>
          <table:table-cell office:value-type="string" calcext:value-type="string">
            <text:p>Buzón de propuestas y Quejas – Funcionamiento CEIS</text:p>
          </table:table-cell>
          <table:table-cell office:value-type="string" calcext:value-type="string">
            <text:p>Quejas</text:p>
          </table:table-cell>
          <table:table-cell office:value-type="string" calcext:value-type="string">
            <text:p>Aspectos Operativos de CE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gerencias / Mejoras</text:p>
          </table:table-cell>
          <table:table-cell office:value-type="string" calcext:value-type="string">
            <text:p>Aspectos Operativos de CEIS</text:p>
          </table:table-cell>
        </table:table-row>
        <table:table-row table:style-name="ro1">
          <table:table-cell/>
          <table:table-cell office:value-type="string" calcext:value-type="string">
            <text:p>Campaña Renta</text:p>
          </table:table-cell>
          <table:table-cell office:value-type="string" calcext:value-type="string">
            <text:p>Problema de conexión</text:p>
          </table:table-cell>
          <table:table-cell office:value-type="string" calcext:value-type="string">
            <text:p>Delegación Provin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ses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ficina Liquidadora</text:p>
          </table:table-cell>
        </table:table-row>
        <table:table-row table:style-name="ro1">
          <table:table-cell/>
          <table:table-cell office:value-type="string" calcext:value-type="string">
            <text:p>Correo electrónico</text:p>
          </table:table-cell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Equipamiento Puesto de Trabajo y Telefonía</text:p>
          </table:table-cell>
          <table:table-cell office:value-type="string" calcext:value-type="string">
            <text:p>Aplicaciones del puesto de trabaj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porte en el uso de aplicaciones (sólo DDP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mible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quipamiento informátic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ora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et desde teléfono o portátil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féricos y accesorios informátic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<text:s text:c="2"/>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fij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móvil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Factura Electrónica</text:p>
          </table:table-cell>
          <table:table-cell office:value-type="string" calcext:value-type="string">
            <text:p>Aplicación PUEF</text:p>
          </table:table-cell>
          <table:table-cell office:value-type="string" calcext:value-type="string">
            <text:p>Cliente de 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recto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onibili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ctu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conex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vegación aplica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ositorio</text:p>
          </table:table-cell>
        </table:table-row>
        <table:table-row table:style-name="ro1">
          <table:table-cell/>
          <table:table-cell office:value-type="string" calcext:value-type="string">
            <text:p>Formación y Sistemas del IAAP</text:p>
          </table:table-cell>
          <table:table-cell office:value-type="string" calcext:value-type="string">
            <text:p>Formación - <text:s/>Jornadas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Homologación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Idiomas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Interadministrativo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Justicia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acceso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especialización y promoción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formadores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Atención Ciudadanía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horizontal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Sectorial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general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para la dirección</text:p>
          </table:table-cell>
          <table:table-cell office:value-type="string" calcext:value-type="string">
            <text:p>Certificados de participación y registro de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Docufirm@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stifican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Gracurweb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Liferay (Espacio para debates)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Obtención certificado retenciones e ingresos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stifican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Portal IAAP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Registro de profesores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 / entrega de solicit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stifican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AFO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/ grabación de solicit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 / entrega de solicit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stifican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IGEFOR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istema de Evaluación de la Calidad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 / entrega de solicitu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Zona de descargas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/>
          <table:table-cell office:value-type="string" calcext:value-type="string">
            <text:p>Gestión de la Infraestructura de TI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licaciones Web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Adaba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Oracle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SQL Server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o de Servicios (Siebel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- Editran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- Pasarel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- Transief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(Transief, Pasarela, Editran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ocumental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Linux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Solari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Windows-Virtualización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z/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Web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xy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ridad y Comunicacione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Alta de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o de usua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cios o Sitios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l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ncia para aplicación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datos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Gestión Integrada de Recursos Organizativos (GIRO)</text:p>
          </table:table-cell>
          <table:table-cell office:value-type="string" calcext:value-type="string">
            <text:p>Activos Fijos- Contabilidad Patrimoni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vos Fijos- Inventari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al de Información - EEII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del Presupuest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resupuestari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CI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ondos Europe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Subv Finalista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z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 - Bandeja de entrad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Alta de usuari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Desbloqueo y contraseña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Permi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Funcion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Sistema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ón de Presupues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ganización de Cur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Facturas y Fondo Órgano Gestor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 BW Ejecución Presupuestari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porte al Puesto de trabaj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Calendario de Pag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rdenación de Pag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tr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/>
          <table:table-cell office:value-type="string" calcext:value-type="string">
            <text:p>Más Sistemas de Información</text:p>
          </table:table-cell>
          <table:table-cell office:value-type="string" calcext:value-type="string">
            <text:p>Acces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para delegaciones provinciales (TFE DP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servicios centrales (TFE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de Expedientes del Servicio de Patrimonio Inmobiliari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bio de contraseñas vía web (GENCLAWEB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ción de incidentes de seguridad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 de certificados de cursos (CERTIFCURSOS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base de datos jurídica para letrado de Viceconsejerí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recursos y tareas (GRET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sentenc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teléfonos (SGT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expedient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órdenes de subven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económicos (INPLE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yes y Reglamen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ín telefónico de la intranet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l procedimiento contencioso administrativo (JC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sajes a móviles para altos cargos (MENMO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Ajuste Entidades Instrumentales Sector Público Andaluz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de mantenimiento de impresoras, gastos, consumib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untas Parlamen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cronización de contraseñas (SINCL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información de corporaciones locales <text:s/>(SIC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Gestión Inteligente de Colas.QMATIC (DDPP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Información en DDPP/CCTT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  <table:table-cell office:value-type="string" calcext:value-type="string">
            <text:p>Cámaras de la guarderí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 horari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Colas (sólo DDPP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Planificación y Gestión de la Contratación Administrativa (ERIS-G3)</text:p>
          </table:table-cell>
          <table:table-cell office:value-type="string" calcext:value-type="string">
            <text:p>Actuaciones programada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álogo de Bienes Homologados (CBBHH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e Expedientes de Contratación (GE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Contratación / Perfil de Contratante (Pd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Fiscalización (PdF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 (R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 (R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bunal Administrativo de Recursos Contractuales (TARCJ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 de la Consejería de Hacienda y Administración Públ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/Extranet de la Consejería de Hacienda y Administración Públic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e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de la Consejería de Hacienda y Administración Públic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e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 Portales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e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Agencia Tributaria de Andaluci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e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Atención a la Ciudadanía / CLAR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es Téc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es Técn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cnolog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de Trámi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os "Hoja acreditación de datos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ta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la pág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de 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óm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blicación de permut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rvicios al Emple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 y Formul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Actos Administrativo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Concurso de Mér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de Acción So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de Procesos Selectivos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Recursos y Servicios Digitales JdA</text:p>
          </table:table-cell>
          <table:table-cell office:value-type="string" calcext:value-type="string">
            <text:p>INFOCOR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IPD</text:p>
          </table:table-cell>
          <table:table-cell office:value-type="string" calcext:value-type="string">
            <text:p>Acceso y Permisos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  <table:table-cell office:value-type="string" calcext:value-type="string">
            <text:p>Carpetas de red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(cuentas de usuario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Relación con las Corporaciones Locales</text:p>
          </table:table-cell>
          <table:table-cell office:value-type="string" calcext:value-type="string">
            <text:p>DGRel Fin CCLL</text:p>
          </table:table-cell>
          <table:table-cell office:value-type="string" calcext:value-type="string">
            <text:p>Cuestiones Gener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TR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SEC</text:p>
          </table:table-cell>
          <table:table-cell office:value-type="string" calcext:value-type="string">
            <text:p>Inform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vegación por la apl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ática de accesos</text:p>
          </table:table-cell>
        </table:table-row>
        <table:table-row table:style-name="ro1">
          <table:table-cell/>
          <table:table-cell office:value-type="string" calcext:value-type="string">
            <text:p>S.I. Centro de Información y Servicios CEIS </text:p>
          </table:table-cell>
          <table:table-cell office:value-type="string" calcext:value-type="string">
            <text:p>Subsistema Ciudadanía - IGA-JdA (Sieb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- INFOV (Sieb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CIYAT (Herramienta Analític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CIYAT (Sieb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IGA-JdA (Herramienta Analític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- CONSUMO R (Sieb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- SIAC (Sieb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oporte - CEIS (Siebel)</text:p>
          </table:table-cell>
          <table:table-cell office:value-type="string" calcext:value-type="string">
            <text:p>Integración con Gestores de tare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gración con HP-S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oporte – CEIS (Herramienta Analític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S.I. Gestión Integrada de Recursos Humanos (SIRhUS)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Fallos conexión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cción so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cceso al sistem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utenticac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estos de trabajo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 de Modificación de Puestos Ti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ble Dotación Presupuest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tación Puestos Ba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Modificación de E.O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Modificación de R.P.T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</text:p>
          </table:table-cell>
          <table:table-cell office:value-type="string" calcext:value-type="string">
            <text:p>Subida/bajada fich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Bolsa de Trabajo</text:p>
          </table:table-cell>
          <table:table-cell office:value-type="string" calcext:value-type="string">
            <text:p>Definición y Gest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idencias Llamami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Generación de Contratos / Clausulas</text:p>
          </table:table-cell>
          <table:table-cell office:value-type="string" calcext:value-type="string">
            <text:p>Concursos Acce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cursos Promo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jecución Sent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cesos Selectivos</text:p>
          </table:table-cell>
          <table:table-cell office:value-type="string" calcext:value-type="string">
            <text:p>Acceso / promo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olu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visión de Puesto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visión de Puestos (concurso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olu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Elecciones sindicales</text:p>
          </table:table-cell>
          <table:table-cell office:value-type="string" calcext:value-type="string">
            <text:p>Elecciones sindic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Gestión de Actos Administrativos</text:p>
          </table:table-cell>
          <table:table-cell office:value-type="string" calcext:value-type="string">
            <text:p>01-Nombramiento / Contrato / A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2-Asignación / Poses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3-Titul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4-Cambio de Situ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5-Autorización Función Púb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6-Reconoc. Complem. Gratif <text:s/>y Der. Econ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7-Formación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8-Grado Consolid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9-Reconocimiento de men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-Prolongación del Servicio A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-Baja Defini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-Reconocimiento de cáted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-Permi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-Cese en puesto de trabaj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-Publ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-Reconocimiento de Antigüe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-Reconocimiento de Servicios Prev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-Reconocimiento de otra Especiali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-Inscripción Sanción Disciplin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-Sanción tras Expte. Disciplin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-Compatibilidad Gené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-Compatibilidad Específ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-Permu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-Rec. Nivel Alto Cargo y Parla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-Reingreso al Servicio A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-Traslado-Reasig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-Resolución Asignación Plazas Ofert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-Variación datos Afili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-Variación de Datos Person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-Recon. Antigüedad no resoluto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-Alta / Posesión / Cese / Cambio Situ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-Autoriz. Nombramiento / Contra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-Autoriz. Jornadas Especi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-Aut. Prórroga contrato / Nombr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-Reserva de Pues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-Pérdida de la reserva del Puesto de Trabaj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-Formación no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-Impartición docencia en org.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-Inscripción margi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-Plus de Perso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9-Licencia por Maternidad no S.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5-Reducción de jorna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1-Permiso no retribu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3-Maternidad / Paterni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4-Permiso retribu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6-Datos admin. Anteriores al R.G.P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4-Actividad a compatibiliz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-Nombramiento de Encar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5-Tít. Extranj. Educ. Sup. Homolog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-Asignación económ. Ex-Altos Car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7-Guard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8-Variación de domicil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9-Impartición docencia en org. No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/>
          <table:table-cell office:value-type="string" calcext:value-type="string">
            <text:p>S.I. Gestión Presupuestaria, Contable y Tesorera (JUPITER)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Contraseñas/Sinc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de acce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Permi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/Usua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k@nzíA</text:p>
          </table:table-cell>
          <table:table-cell office:value-type="string" calcext:value-type="string">
            <text:p>Calendario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Cuentas Bancarias y Extrac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Reten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Retroces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os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 de Tesorer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ción de Tesorería y Con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ción del Sector Públ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co de Proyec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entas autorizad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mplimiento de program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rroll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RA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y Edición del Presupuest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FO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con Financiación Afectad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 Compensación Interterritorial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l Órgano Gesto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ortación/Exportación de ficheros secuencia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 y listad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de FFEE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ari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stifica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quet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EP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ones Presupues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s de Vinculación, propietarios, etc...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para Gastos y Pagos</text:p>
          </table:table-cell>
          <table:table-cell office:value-type="string" calcext:value-type="string">
            <text:p>Fondo de Liquidez Autonóm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go a Provee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Extrapresupues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Presupuestarias (PALAS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arel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JUPITE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yecto de Invers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enciones Judicia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imiento de los códigos de financiac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ej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venciones Finalist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spas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S.I. Gestión Tributaria (SUR)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Código de Usuario S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as consul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entes</text:p>
          </table:table-cell>
          <table:table-cell office:value-type="string" calcext:value-type="string">
            <text:p>Autorización Caucional Vehícul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y Mantenimiento de Cl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y Mantenimiento de NIF Provision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resenta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 la Información</text:p>
          </table:table-cell>
          <table:table-cell office:value-type="string" calcext:value-type="string">
            <text:p>Histór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Tablas S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tablas territor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CHAP (Tesorería)</text:p>
          </table:table-cell>
          <table:table-cell office:value-type="string" calcext:value-type="string">
            <text:p>Fianzas de Arrend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guardo Depósi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guardo Garant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Tributaria y de Recaudación</text:p>
          </table:table-cell>
          <table:table-cell office:value-type="string" calcext:value-type="string">
            <text:p>Actuaciones en representación de terce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non de mejora de infraestructuras hidráulicas de depuración de interés de la Comunidad Autóno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ección Modelo 600 We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carga de programas de ayu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 y recepción de información telemática (fichas, índices fiscales, escritura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las bolsas de plástico de un solo uso en Andaluc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los depósitos de clientes en las Entidades de Crédito en Andaluc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Aguas Litor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Emisión de Gas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Residuos Peligro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Residuos Radiac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 ITP y AJ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autoliquid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ursos de reposición (Previo a la vía Económico-Administrativa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información, certificados y etiquetas fisc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suspensión automática del acto recurr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 a aplazamiento y fraccionamiento de deu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RP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as y precios públ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ibutos y Tasas sobre el jue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Pago de la Junta de Andalucía</text:p>
          </table:table-cell>
          <table:table-cell office:value-type="string" calcext:value-type="string">
            <text:p>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lig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Pa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Técnico en Pa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Técnico en Pres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ortación de Fiche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abilidad auxiliar e ingresos con financiación afectada</text:p>
          </table:table-cell>
          <table:table-cell office:value-type="string" calcext:value-type="string">
            <text:p>Aplica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erre ejercic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adre aplicaciones presupuestar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adre cuentas extrapresupuestar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enta de Tributos Ced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operacione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ones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rada manual en formaliz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apunte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cambio de información SUR - JUPI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queta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eraciones contables de rec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con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intercambio información con Júpi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por código territorial / modelo / concep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código territorial y/o concep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deu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rol de Calidad de Documentos</text:p>
          </table:table-cell>
          <table:table-cell office:value-type="string" calcext:value-type="string">
            <text:p>Captura y mantenimiento de documentos y casill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modelos-versiones y casilla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documentos dupli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tablas auxiliares del subsiste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y consult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y borrado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idaciones y Correspondenc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Entrada/Salida Información</text:p>
          </table:table-cell>
          <table:table-cell office:value-type="string" calcext:value-type="string">
            <text:p>Carga y control del censo de Notarios (CG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tas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eccion modelos we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trucción e impresión de documentos de sali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ligencias Presentaciones Telemátic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rada/Salida In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liquidaciones vencidas y no ingres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Firma Documentos Salida</text:p>
          </table:table-cell>
          <table:table-cell office:value-type="string" calcext:value-type="string">
            <text:p>Generación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Firm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taforma de Firma Electrón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Gestión de Expedientes y Circuitos Administrativos</text:p>
          </table:table-cell>
          <table:table-cell office:value-type="string" calcext:value-type="string">
            <text:p>Aplazamientos / Fraccionami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ch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s e Informes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s expedientes telemát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 de órganos gesto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adísticas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rramientas de trami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de transmisiones y actos jurídicos doc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 procedimientos administra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 compensación de deu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 sancionad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s de inspe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sos concurs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ntos de conex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ursos de reposi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tas de circui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erramienta de Liquidación</text:p>
          </table:table-cell>
          <table:table-cell office:value-type="string" calcext:value-type="string">
            <text:p>Construcción e impresión de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fórmulas, parámetros y plantillas de sali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umentos de ingreso asociados a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liquidaciones de JUEGO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liquidaciones para la CE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faz con la Web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del S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onorarios Oficinas Liquidadoras</text:p>
          </table:table-cell>
          <table:table-cell office:value-type="string" calcext:value-type="string">
            <text:p>Honorarios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gos de honorarios y Regular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mpuestos Ecológicos</text:p>
          </table:table-cell>
          <table:table-cell office:value-type="string" calcext:value-type="string">
            <text:p>Censo de autoriz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residuos peligro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residuos radiac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guimiento económico (devengos, periodo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expedientes de imp. Ecológ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idaciones de documentos de imp. Ecológ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spección</text:p>
          </table:table-cell>
          <table:table-cell office:value-type="string" calcext:value-type="string">
            <text:p>Carga y control del Plan Anual de Inspe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protocolos de No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uces notariales y de fallec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Autoridades Ordena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epción y control de Índices Fisc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tegración Órganos Gestores</text:p>
          </table:table-cell>
          <table:table-cell office:value-type="string" calcext:value-type="string">
            <text:p>Servicios WEB de generación, comunicación e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Notificaciones</text:p>
          </table:table-cell>
          <table:table-cell office:value-type="string" calcext:value-type="string">
            <text:p>Apertura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erre/reapertura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arecenc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micil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Acuses de recib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Envío/recepción de ficheros con Corre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Gestión de enví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Modificaciones de result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idencias de no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erción fecha de no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ficación mediante rel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blicación BO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epción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Recaudación Ejecutiva</text:p>
          </table:table-cell>
          <table:table-cell office:value-type="string" calcext:value-type="string">
            <text:p>Certificado de deu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unicación de Incidencias a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unicación de Incidencias a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udores inapremi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ctado y mantenimiento de providencias de aprem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adísticas de Recaud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ficación de providencias de aprem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liquidaciones vencidas y no ingres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ultado Gestión de Cobros de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ultado Gestión de Cobros de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listados específ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eguimiento de Deuda</text:p>
          </table:table-cell>
          <table:table-cell office:value-type="string" calcext:value-type="string">
            <text:p>Actualización de datos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ociación y disociación de 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rrado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 de ingresos y no devolu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 de pres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masiva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masiva de incidencias del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ta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de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de liquidaciones del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erción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plicación de los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listados específ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tamiento específico de liquidaciones del S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asa Fiscal sobre el Juego</text:p>
          </table:table-cell>
          <table:table-cell office:value-type="string" calcext:value-type="string">
            <text:p>Bingos: 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gos: Validación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Cen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Liquidaciones provisionales y M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Seguimiento económ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ntidades Colaboradoras</text:p>
          </table:table-cell>
          <table:table-cell office:value-type="string" calcext:value-type="string">
            <text:p>Control y recepción documentos recaudación tributaria (Editra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adre con transfer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entas autoriz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idades Financieras y Sucurs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direc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iodicidad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ingresos en formal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xpedientes</text:p>
          </table:table-cell>
          <table:table-cell office:value-type="string" calcext:value-type="string">
            <text:p>Apertura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cción Presentaciones Telemátic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pósitos de garantías metálicos/no metál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transfer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anzas de Arrend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 de Expedientes y Rectificación de enví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xcep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Valoración de Bienes y Derechos</text:p>
          </table:table-cell>
          <table:table-cell office:value-type="string" calcext:value-type="string">
            <text:p>Doc. De motivación de valoración (039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 vinculante de valoración (I01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bie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os de transpo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valoraciones extern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valoraciones intern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 catast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 mínimo a declar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ación por precios medios</text:p>
          </table:table-cell>
        </table:table-row>
        <table:table-row table:style-name="ro1">
          <table:table-cell/>
          <table:table-cell office:value-type="string" calcext:value-type="string">
            <text:p>Sistemas de información de la Inspección General de Servicios</text:p>
          </table:table-cell>
          <table:table-cell office:value-type="string" calcext:value-type="string">
            <text:p>Libro de Sugerencias y Reclamaciones</text:p>
          </table:table-cell>
          <table:table-cell office:value-type="string" calcext:value-type="string">
            <text:p>Acceso / 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o inadecua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RDAC</text:p>
          </table:table-cell>
          <table:table-cell office:value-type="string" calcext:value-type="string">
            <text:p>Acce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ent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3">
          <table:table-cell table:style-name="ce3" table:number-columns-repeated="4"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Accesos al y desde el exterior de la Consejería e Internet</text:p>
          </table:table-cell>
          <table:table-cell office:value-type="string" calcext:value-type="string">
            <text:p>Acceso desde el exterior a recursos de la Consejería</text:p>
          </table:table-cell>
          <table:table-cell office:value-type="string" calcext:value-type="string">
            <text:p>Acceso externo a recursos de red loc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eso externo a servicios de la Consejería publicados intername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eso externo al escritorio virtu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eso externo al ordenador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 desde la Consejería a otros organismos/organizaciones</text:p>
          </table:table-cell>
          <table:table-cell office:value-type="string" calcext:value-type="string">
            <text:p>Banco de Españ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pre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sterio de Administraciones Públicas (red SARA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lam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ut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s a Internet</text:p>
          </table:table-cell>
          <table:table-cell office:value-type="string" calcext:value-type="string">
            <text:p>Acceso libre a Inter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eso total (AACC) a Inter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lusión sitio web a lista de sitios permit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Administración Electrónica</text:p>
          </table:table-cell>
          <table:table-cell office:value-type="string" calcext:value-type="string">
            <text:p>Certificados digitales</text:p>
          </table:table-cell>
          <table:table-cell office:value-type="string" calcext:value-type="string">
            <text:p>Alta o baja de registradores de la FNMT en la Consejer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isión de Certificado digital para usuario (sólo DDPP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novación de certificado digital en tarjeta criptográf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ls@</text:p>
          </table:table-cell>
          <table:table-cell office:value-type="string" calcext:value-type="string">
            <text:p>Acces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@ries</text:p>
          </table:table-cell>
          <table:table-cell office:value-type="string" calcext:value-type="string">
            <text:p>Aceptación automática por tipo de asu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 /baja de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 de usuarios receptores de PE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/Baja/Modificación de Administradores Deleg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/Baja/Modificación de Aplic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/baja/Modificación Oficina de Regis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/Modificación de Tipos de Asuntos para una Oficina de Regis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/Modificación/ Bloqueo de nuevas unidades administrativ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ulación de una recep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mbio de oficina de usuario @r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eación de acta de Buz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bloqueo de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orcionar nueva contraseña a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avisos/noticias emerg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gerencias de mejo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Sustitución de Certificados en Soporte Papel</text:p>
          </table:table-cell>
          <table:table-cell office:value-type="string" calcext:value-type="string">
            <text:p>Alta/Modificación/Baja de Administrado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/Modificación/Baja de Finalidad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/Modificación/Baja de un Siste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/Modificación/Baja de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ociación de un Servicio a un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Administración Electrón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Presentación Electrónica General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ición de acuse de recibo</text:p>
          </table:table-cell>
        </table:table-row>
        <table:table-row table:style-name="ro1">
          <table:table-cell/>
          <table:table-cell office:value-type="string" calcext:value-type="string">
            <text:p>Análisis y Explotación de Datos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Acceso a estadís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 de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ja de usua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IYAT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ontratación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de Otros Sistemas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JUPITER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SUR</text:p>
          </table:table-cell>
          <table:table-cell office:value-type="string" calcext:value-type="string">
            <text:p>Carga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eva funcionalidad-desarrollo</text:p>
          </table:table-cell>
        </table:table-row>
        <table:table-row table:style-name="ro1">
          <table:table-cell/>
          <table:table-cell office:value-type="string" calcext:value-type="string">
            <text:p>BOJA</text:p>
          </table:table-cell>
          <table:table-cell office:value-type="string" calcext:value-type="string">
            <text:p>ARE (Aplicación de Remisión Electrónica)</text:p>
          </table:table-cell>
          <table:table-cell office:value-type="string" calcext:value-type="string">
            <text:p>Altas, Bajas y Modificación de usua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O Remisión Electrónica</text:p>
          </table:table-cell>
          <table:table-cell office:value-type="string" calcext:value-type="string">
            <text:p>Altas, Bajas y Modificación de usuarios</text:p>
          </table:table-cell>
        </table:table-row>
        <table:table-row table:style-name="ro1">
          <table:table-cell/>
          <table:table-cell office:value-type="string" calcext:value-type="string">
            <text:p>Buzón de propuestas y Quejas – Funcionamiento CEIS</text:p>
          </table:table-cell>
          <table:table-cell office:value-type="string" calcext:value-type="string">
            <text:p>Quejas</text:p>
          </table:table-cell>
          <table:table-cell office:value-type="string" calcext:value-type="string">
            <text:p>Aspectos de Rendimiento de CE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gerencias / Mejoras</text:p>
          </table:table-cell>
          <table:table-cell office:value-type="string" calcext:value-type="string">
            <text:p>Aspectos de Rendimiento de CEIS</text:p>
          </table:table-cell>
        </table:table-row>
        <table:table-row table:style-name="ro1">
          <table:table-cell/>
          <table:table-cell office:value-type="string" calcext:value-type="string">
            <text:p>Campaña Renta</text:p>
          </table:table-cell>
          <table:table-cell office:value-type="string" calcext:value-type="string">
            <text:p>Desbloqueo de contraseñ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Correo electrónico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Alta, baja o modificación de al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zón de correo</text:p>
          </table:table-cell>
          <table:table-cell office:value-type="string" calcext:value-type="string">
            <text:p>Borrado del buzón del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ortación/exportación del buzón del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tauración del buzón del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enta de correo</text:p>
          </table:table-cell>
          <table:table-cell office:value-type="string" calcext:value-type="string">
            <text:p>Alta, baja o modificación de cuenta de correo de personal exter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, baja o modificación de cuenta de correo gené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 de datos de cuenta de correo de personal funcionario o labo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novación de contraseñ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 de correo</text:p>
          </table:table-cell>
          <table:table-cell office:value-type="string" calcext:value-type="string">
            <text:p>Alta, baja o modificación de lista de corre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, baja o modificación de usuario en lista de corre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Equipamiento Puesto de Trabajo y Telefonía</text:p>
          </table:table-cell>
          <table:table-cell office:value-type="string" calcext:value-type="string">
            <text:p>Accesorios</text:p>
          </table:table-cell>
          <table:table-cell office:value-type="string" calcext:value-type="string">
            <text:p>Auriculares con c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chufe múltiple analóg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chufe múltiple digi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licaciones del puesto de trabajo</text:p>
          </table:table-cell>
          <table:table-cell office:value-type="string" calcext:value-type="string">
            <text:p>Instalación, configuración y acceso a aplicaciones del puesto de trabaj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porte en el uso de aplicaciones (sólo DDP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mibles</text:p>
          </table:table-cell>
          <table:table-cell office:value-type="string" calcext:value-type="string">
            <text:p>Consumibles de almacen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mibles de impres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mibles Q-MATIC (Solo DDPP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todia de soportes electrónic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quipamiento informátic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bación de información en soportes electrónic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oras</text:p>
          </table:table-cell>
          <table:table-cell office:value-type="string" calcext:value-type="string">
            <text:p>Acceso a impresora departamental de otro Centro Dire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ación de impresora departamen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ación de una impresora loc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et desde teléfono o portátil</text:p>
          </table:table-cell>
          <table:table-cell office:value-type="string" calcext:value-type="string">
            <text:p>Desde móvil o portátil corporativos, fuera del territorio na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de ordenador portátil corpora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de teléfono móvil corpora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  <table:table-cell office:value-type="string" calcext:value-type="string">
            <text:p>Instalación de ordenador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esta a punto de ordenador pers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féricos y accesorios informáticos</text:p>
          </table:table-cell>
          <table:table-cell office:value-type="string" calcext:value-type="string">
            <text:p>Altavo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ositivo de almacen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cán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ad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res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ctor de tarjeta criptográf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ófo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irada de dispositivo informátic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<text:s text:c="2"/>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fija</text:p>
          </table:table-cell>
          <table:table-cell office:value-type="string" calcext:value-type="string">
            <text:p>Actualización de información de línea de telefon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ignación nombre en pantal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mbio de la categoría de sali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ndado electrón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iguración de tecl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víos a cuarta llama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víos fijos de llama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nción Jefe-Secret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o de captura telefó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o de sal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ación de línea telefónica fi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lamadas entrantes y no contest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stitución de terminal telefónico fi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móvil</text:p>
          </table:table-cell>
          <table:table-cell office:value-type="string" calcext:value-type="string">
            <text:p>Alta de línea telefónica móvil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ja de línea telefónica móvi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mbio de titularidad de líneas móvi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pia de seguridad de <text:s/>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plicado de SIM y terminal por robo o pérdi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lamadas desde el móvil fuera del territorio nac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sma línea de teléfono en dos terminales (tarjeta NEXU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smo terminal para dos líneas de teléfono (tarjeta TWI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aración de termi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ferencia de datos al nuevo terminal</text:p>
          </table:table-cell>
        </table:table-row>
        <table:table-row table:style-name="ro1">
          <table:table-cell/>
          <table:table-cell office:value-type="string" calcext:value-type="string">
            <text:p>Gestión de la Infraestructura de TI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Gestión de 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l Almacen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licaciones Web</text:p>
          </table:table-cell>
          <table:table-cell office:value-type="string" calcext:value-type="string">
            <text:p>Gestión de 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lvaguardia/Restauración/Cop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Adaba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Oracle</text:p>
          </table:table-cell>
          <table:table-cell office:value-type="string" calcext:value-type="string">
            <text:p>Gestión de 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l Almacen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SQL Server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o de Servicios (Siebel)</text:p>
          </table:table-cell>
          <table:table-cell office:value-type="string" calcext:value-type="string">
            <text:p>Gestión de 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</text:p>
          </table:table-cell>
          <table:table-cell office:value-type="string" calcext:value-type="string">
            <text:p>Gest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ocumental</text:p>
          </table:table-cell>
          <table:table-cell office:value-type="string" calcext:value-type="string">
            <text:p>Gestión de 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lvaguardia/Restauración/Cop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Linux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Solaris</text:p>
          </table:table-cell>
          <table:table-cell office:value-type="string" calcext:value-type="string">
            <text:p>Gestión de 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Almacen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Windows-Virtualización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z/OS</text:p>
          </table:table-cell>
          <table:table-cell office:value-type="string" calcext:value-type="string">
            <text:p>Gestión de 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lvaguardia/Restauración/Cop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Web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xy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portes SA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ridad y Comunicaciones</text:p>
          </table:table-cell>
          <table:table-cell office:value-type="string" calcext:value-type="string">
            <text:p>Gestión de 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 de cuentas de red para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Alta de usu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ja de usu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cios o Sitios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l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ncia para aplicación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datos</text:p>
          </table:table-cell>
          <table:table-cell office:value-type="string" calcext:value-type="string">
            <text:p>Cre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Gestión Integrada de Recursos Organizativos (GIRO)</text:p>
          </table:table-cell>
          <table:table-cell office:value-type="string" calcext:value-type="string">
            <text:p>Activos Fijos- Contabilidad Patrimoni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vos Fijos- Inventari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al de Información - EEII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del Presupuest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resupuestari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CI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ondos Europe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Subv Finalista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z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 - Bandeja de entrad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Alta de usuari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Desbloqueo y contraseña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Modificación Permi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Funcion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Sistema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ón de Presupues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ganización de Curs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Facturas y Fondo Órgano Gestor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 BW Ejecución Presupuestaria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porte al Puesto de trabajo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Calendario de Pag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rdenación de Pag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tros</text:p>
          </table:table-cell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ebas</text:p>
          </table:table-cell>
        </table:table-row>
        <table:table-row table:style-name="ro1">
          <table:table-cell/>
          <table:table-cell office:value-type="string" calcext:value-type="string">
            <text:p>Más Sistemas de Información</text:p>
          </table:table-cell>
          <table:table-cell office:value-type="string" calcext:value-type="string">
            <text:p>Acces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para delegaciones provinciales (TFE DP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servicios centrales (TFE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de Expedientes del Servicio de Patrimonio Inmobiliari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bio de contraseñas vía web (GENCLAWEB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ción de incidentes de seguridad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 de certificados de cursos (CERTIFCURSOS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base de datos jurídica para letrado de Viceconsejerí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recursos y tareas (GRET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sentenc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teléfonos (SGT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expedient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órdenes de subven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económicos (INPLE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yes y Reglamen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ín telefónico de la intranet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l procedimiento contencioso administrativo (JC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sajes a móviles para altos cargos (MENMO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Ajuste Entidades Instrumentales Sector Público Andaluz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de mantenimiento de impresoras, gastos, consumib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untas Parlamen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cronización de contraseñas (SINCL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información de corporaciones locales <text:s/>(SIC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Gestión Inteligente de Colas.QMATIC (DDPP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Información en DDPP/CCTT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  <table:table-cell office:value-type="string" calcext:value-type="string">
            <text:p>Cámaras de la guardería</text:p>
          </table:table-cell>
          <table:table-cell office:value-type="string" calcext:value-type="string">
            <text:p>Acceso a cámaras de la guarder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 de horarios de acceso a las cámaras de guarder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 horario</text:p>
          </table:table-cell>
          <table:table-cell office:value-type="string" calcext:value-type="string">
            <text:p>Configuración de tarjeta para control hor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isión de tarjeta criptográfica y de control de presencia (sólo DDPP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tablecimiento PIN de tarjeta criptográf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Colas (sólo DDPP)</text:p>
          </table:table-cell>
          <table:table-cell office:value-type="string" calcext:value-type="string">
            <text:p>Configuración de Categorías/Prioridad de Col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mi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ación de puesto llamador/ ventanil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Planificación y Gestión de la Contratación Administrativa (ERIS-G3)</text:p>
          </table:table-cell>
          <table:table-cell office:value-type="string" calcext:value-type="string">
            <text:p>Actuaciones programada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álogo de Bienes Homologados (CBBHH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e Expedientes de Contratación (GE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Contratación / Perfil de Contratante (Pd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Fiscalización (PdF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 (RC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 (R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bunal Administrativo de Recursos Contractuales (TARCJA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 de la Consejería de Hacienda y Administración Públic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/Extranet de la Consejería de Hacienda y Administración Públic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de la Consejería de Hacienda y Administración Públic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 Portales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Agencia Tributaria de Andaluci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Atención a la Ciudadanía / CLAR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cnolog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de Trámi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os "Hoja acreditación de datos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ta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la pág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ción de Conten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óm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blicación de permut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rvicios al Emple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 y Formul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Actos Administrativo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Concurso de Mér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de Acción So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lectrónica de Procesos Selectivos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  <table:table-cell office:value-type="string" calcext:value-type="string">
            <text:p>Escáner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bador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or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ctor de tarjeta criptográfica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encia de software avanzad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encia de software básic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moria USB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ortátil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yector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a de estación multius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a y preparación de aulas y salas de DDPP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a y preparación de otras aulas y salas de SSCC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a y preparación de sala de formación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éfono móvil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  <table:table-cell office:value-type="string" calcext:value-type="string">
            <text:p>Carpetas de red</text:p>
          </table:table-cell>
          <table:table-cell office:value-type="string" calcext:value-type="string">
            <text:p>Acceso a carpeta de r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eación de carpeta en r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iminación de carpeta de r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tauración de archivos y carpetas en r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tauración de datos de la carpeta Mis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(cuentas de usuario)</text:p>
          </table:table-cell>
          <table:table-cell office:value-type="string" calcext:value-type="string">
            <text:p>Desbloqueo de cuenta de r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 de cuentas de red para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novación de contraseña de cuenta de r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Relación con las Corporaciones Locales</text:p>
          </table:table-cell>
          <table:table-cell office:value-type="string" calcext:value-type="string">
            <text:p>DGRel Fin CCLL</text:p>
          </table:table-cell>
          <table:table-cell office:value-type="string" calcext:value-type="string">
            <text:p>Cuestiones Gener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TR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SEC</text:p>
          </table:table-cell>
          <table:table-cell office:value-type="string" calcext:value-type="string">
            <text:p>Alta/baja de administrado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avisos/noticias emerg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gerencias de mejora</text:p>
          </table:table-cell>
        </table:table-row>
        <table:table-row table:style-name="ro1">
          <table:table-cell/>
          <table:table-cell office:value-type="string" calcext:value-type="string">
            <text:p>S.I. Centro de Información y Servicios CEIS </text:p>
          </table:table-cell>
          <table:table-cell office:value-type="string" calcext:value-type="string">
            <text:p>Subsistema Ciudadanía - CIYAT (Siebel)</text:p>
          </table:table-cell>
          <table:table-cell office:value-type="string" calcext:value-type="string">
            <text:p>Actualizac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- IGA-JdA (Siebel)</text:p>
          </table:table-cell>
          <table:table-cell office:value-type="string" calcext:value-type="string">
            <text:p>Actualizac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- INFOV (Sieb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CIYAT (Herramienta Analítica)</text:p>
          </table:table-cell>
          <table:table-cell office:value-type="string" calcext:value-type="string">
            <text:p>Actualizac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IGA-JdA (Herramienta Analítica)</text:p>
          </table:table-cell>
          <table:table-cell office:value-type="string" calcext:value-type="string">
            <text:p>Actualizac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- SIAC (Siebel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oporte - CEIS (Siebel)</text:p>
          </table:table-cell>
          <table:table-cell office:value-type="string" calcext:value-type="string">
            <text:p>Actualización de da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gración con HP-S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oporte – CEIS (Herramienta Analítica)</text:p>
          </table:table-cell>
          <table:table-cell office:value-type="string" calcext:value-type="string">
            <text:p>Actualización de da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Usuarios – CEIS (Herramienta Analítica)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/>
          <table:table-cell office:value-type="string" calcext:value-type="string">
            <text:p>S.I. Gestión Integrada de Recursos Humanos (SIRhUS)</text:p>
          </table:table-cell>
          <table:table-cell table:number-columns-repeated="2" office:value-type="string" calcext:value-type="string">
            <text:p>Acción so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cceso al sistem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utenticac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estos de trabajo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 de Modificación de Puestos Ti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ble Dotación Presupuest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Dotación Puestos Ba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Modificación de E.O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uestas de Modificación de R.P.T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Bolsa de Trabajo</text:p>
          </table:table-cell>
          <table:table-cell office:value-type="string" calcext:value-type="string">
            <text:p>Definición y Gest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idencias Llamami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Generación de Contratos / Clausulas</text:p>
          </table:table-cell>
          <table:table-cell office:value-type="string" calcext:value-type="string">
            <text:p>Concursos Acce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cursos Promo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jecución Sent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cesos Selectivos</text:p>
          </table:table-cell>
          <table:table-cell office:value-type="string" calcext:value-type="string">
            <text:p>Acceso / promo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olu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visión de Puesto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visión de Puestos (concurso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olu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Elecciones sindicales</text:p>
          </table:table-cell>
          <table:table-cell office:value-type="string" calcext:value-type="string">
            <text:p>Elecciones sindic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Gestión de Actos Administrativos</text:p>
          </table:table-cell>
          <table:table-cell office:value-type="string" calcext:value-type="string">
            <text:p>01-Nombramiento / Contrato / A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2-Asignación / Poses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3-Titul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4-Cambio de Situ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5-Autorización Función Púb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6-Reconoc. Complem. Gratif <text:s/>y Der. Econ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7-Formación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8-Grado Consolid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9-Reconocimiento de men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-Prolongación del Servicio A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-Baja Defini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-Reconocimiento de cáted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-Permi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-Cese en puesto de trabaj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-Publ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-Reconocimiento de Antigüe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-Reconocimiento de Servicios Prev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-Reconocimiento de otra Especiali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-Inscripción Sanción Disciplin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-Sanción tras Expte. Disciplin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-Compatibilidad Gené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-Compatibilidad Específ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-Permu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-Rec. Nivel Alto Cargo y Parla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-Reingreso al Servicio Act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-Traslado-Reasign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-Resolución Asignación Plazas Ofert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-Variación datos Afili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-Variación de Datos Person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-Recon. Antigüedad no resoluto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-Alta / Posesión / Cese / Cambio Situ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-Autoriz. Nombramiento / Contra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-Autoriz. Jornadas Especi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-Aut. Prórroga contrato / Nombr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-Reserva de Pues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-Pérdida de la reserva del Puesto de Trabaj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-Formación no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-Impartición docencia en org.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-Inscripción margi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-Plus de Perso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9-Licencia por Maternidad no S.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5-Reducción de jorna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1-Permiso no retribu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3-Maternidad / Paterni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4-Permiso retribu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6-Datos admin. Anteriores al R.G.P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4-Actividad a compatibiliz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-Nombramiento de Encar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5-Tít. Extranj. Educ. Sup. Homolog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-Asignación económ. Ex-Altos Car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7-Guard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8-Variación de domicil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9-Impartición docencia en org. No Of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/>
          <table:table-cell office:value-type="string" calcext:value-type="string">
            <text:p>S.I. Gestión Presupuestaria, Contable y Tesorera (JUPITER)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Contraseñas/Sinc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Permi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/Usua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k@nzíA</text:p>
          </table:table-cell>
          <table:table-cell office:value-type="string" calcext:value-type="string">
            <text:p>Calendario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Cuentas Bancarias y Extrac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Reten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Retroces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os de 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 de Tesorer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ción de Tesorería y Con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ción del Sector Públ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co de Proyec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entas autorizad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mplimiento de program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rroll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RA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y Edición del Presupuest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FO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 Compensación Interterritorial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l Órgano Gesto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ortación/Exportación de ficheros secuencia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 y listad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de FFEE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ario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stificac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quet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EP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ones Presupues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s de Vinculación, propietarios, etc...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para Gastos y Pagos</text:p>
          </table:table-cell>
          <table:table-cell office:value-type="string" calcext:value-type="string">
            <text:p>Fondo de Liquidez Autonóm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go a Provee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Extrapresupuestari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Presupuestarias (PALAS)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arel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JUPITE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yecto de Invers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enciones Judiciale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imiento de los códigos de financiación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ej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venciones Finalist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spas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S.I. Gestión Tributaria (SUR)</text:p>
          </table:table-cell>
          <table:table-cell office:value-type="string" calcext:value-type="string">
            <text:p>Accesos y Permisos</text:p>
          </table:table-cell>
          <table:table-cell office:value-type="string" calcext:value-type="string">
            <text:p>Consulta Codigo Usuario S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Usu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as consul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da serv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entes</text:p>
          </table:table-cell>
          <table:table-cell office:value-type="string" calcext:value-type="string">
            <text:p>Autorización Caucional Vehícul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y Mantenimiento de Cl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y Mantenimiento de NIF Provision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resenta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 la Información</text:p>
          </table:table-cell>
          <table:table-cell office:value-type="string" calcext:value-type="string">
            <text:p>Histór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Tablas S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tablas territor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CHAP (Tesorería)</text:p>
          </table:table-cell>
          <table:table-cell office:value-type="string" calcext:value-type="string">
            <text:p>Fianzas de Arrend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guardo Depósi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guardo Garant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Tributaria y de Recaudación</text:p>
          </table:table-cell>
          <table:table-cell office:value-type="string" calcext:value-type="string">
            <text:p>Actuaciones en representación de terce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non de mejora de infraestructuras hidráulicas de depuración de interés de la Comunidad Autóno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ección Modelo 600 We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carga de programas de ayu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 y recepción de información telemática (fichas, índices fiscales, escritura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las bolsas de plástico de un solo uso en Andaluc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los depósitos de clientes en las Entidades de Crédito en Andaluc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Aguas Litor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Emisión de Gas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Residuos Peligro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s ecológicos - Residuos Radiac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 ITP y AJ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autoliquid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ursos de reposición (Previo a la vía Económico-Administrativa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información, certificados y etiquetas fisc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suspensión automática del acto recurri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es a aplazamiento y fraccionamiento de deu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RP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as y precios públ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ibutos y Tasas sobre el jue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Pago de la Junta de Andalucía</text:p>
          </table:table-cell>
          <table:table-cell office:value-type="string" calcext:value-type="string">
            <text:p>Acc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lig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Fi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en Pa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Técnico en Pa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Técnico en Pres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ortación de Fiche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abilidad auxiliar e ingresos con financiación afectada</text:p>
          </table:table-cell>
          <table:table-cell office:value-type="string" calcext:value-type="string">
            <text:p>Aplica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erre ejercic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adre aplicaciones presupuestar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adre cuentas extrapresupuestar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enta de Tributos Ced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operacione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ones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rada manual en formaliz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apunte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cambio de información SUR - JUPI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quetas con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eraciones contables de rec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con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intercambio información con Júpi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por código territorial / modelo / concep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código territorial y/o concep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deu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rol de Calidad de Documentos</text:p>
          </table:table-cell>
          <table:table-cell office:value-type="string" calcext:value-type="string">
            <text:p>Captura y mantenimiento de documentos y casill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modelos-versiones y casilla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documentos dupli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tablas auxiliares del subsiste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y consult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y borrado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idaciones y Correspondenc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Entrada/Salida Información</text:p>
          </table:table-cell>
          <table:table-cell office:value-type="string" calcext:value-type="string">
            <text:p>Carga y control del censo de Notarios (CG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tas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eccion modelos we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trucción e impresión de documentos de sali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ligencias Presentaciones Telemátic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liquidaciones vencidas y no ingres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Firma Documentos Salida</text:p>
          </table:table-cell>
          <table:table-cell office:value-type="string" calcext:value-type="string">
            <text:p>Generación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Firm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taforma de Firma Electrón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Gestión de Expedientes y Circuitos Administrativos</text:p>
          </table:table-cell>
          <table:table-cell office:value-type="string" calcext:value-type="string">
            <text:p>Aplazamientos / Fraccionami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chi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s e Informes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s expedientes telemát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 de órganos gesto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adísticas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rramientas de trami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de transmisiones y actos jurídicos doc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 procedimientos administra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 compensación de deu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 sancionad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dimientos de inspe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sos concurs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ntos de conex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ursos de reposi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tas de circui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erramienta de Liquidación</text:p>
          </table:table-cell>
          <table:table-cell office:value-type="string" calcext:value-type="string">
            <text:p>Construcción e impresión de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ción de fórmulas, parámetros y plantillas de sali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umentos de ingreso asociados a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liquidaciones de JUEGO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liquidaciones para la CE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faz con la Web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del S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onorarios Oficinas Liquidadoras</text:p>
          </table:table-cell>
          <table:table-cell office:value-type="string" calcext:value-type="string">
            <text:p>Honorarios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gos de honorarios y Regular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mpuestos Ecológicos</text:p>
          </table:table-cell>
          <table:table-cell office:value-type="string" calcext:value-type="string">
            <text:p>Censo de autoriz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residuos peligro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esto sobre residuos radiactiv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guimiento económico (devengos, periodo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expedientes de imp. Ecológ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idaciones de documentos de imp. Ecológ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spección</text:p>
          </table:table-cell>
          <table:table-cell office:value-type="string" calcext:value-type="string">
            <text:p>Carga y control del Plan Anual de Inspec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 protocolos de Notar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uces notariales y de falleci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ión de Autoridades Ordena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epción y control de Índices Fisc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tegración Órganos Gestores</text:p>
          </table:table-cell>
          <table:table-cell office:value-type="string" calcext:value-type="string">
            <text:p>Servicios WEB de generación, comunicación e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Notificaciones</text:p>
          </table:table-cell>
          <table:table-cell office:value-type="string" calcext:value-type="string">
            <text:p>Apertura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erre/reapertura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arecenc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micili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Acuses de recib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Envío/recepción de ficheros con Corre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Gestión de enví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víos: Modificaciones de result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idencias de no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erción fecha de not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ficación mediante rel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blicación BO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epción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Recaudación Ejecutiva</text:p>
          </table:table-cell>
          <table:table-cell office:value-type="string" calcext:value-type="string">
            <text:p>Certificado de deu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unicación de Incidencias a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unicación de Incidencias a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udores inapremi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ctado y mantenimiento de providencias de aprem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adísticas de Recaud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ificación de providencias de aprem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ón de liquidaciones vencidas y no ingres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ultado Gestión de Cobros de A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ultado Gestión de Cobros de Diput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listados específ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eguimiento de Deuda</text:p>
          </table:table-cell>
          <table:table-cell office:value-type="string" calcext:value-type="string">
            <text:p>Actualización de datos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ociación y disociación de 0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rrado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 de ingresos y no devolu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 de present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masiva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ción masiva de incidencias del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uta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de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s de liquidaciones del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erción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metrización de incid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plicación de los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citud de listados específ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tamiento específico de liquidaciones del S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asa Fiscal sobre el Juego</text:p>
          </table:table-cell>
          <table:table-cell office:value-type="string" calcext:value-type="string">
            <text:p>Bingos: 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gos: Validación de documen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tificad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Cen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Liquidacio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Liquidaciones provisionales y M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áquinas: Seguimiento económ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ntidades Colaboradoras</text:p>
          </table:table-cell>
          <table:table-cell office:value-type="string" calcext:value-type="string">
            <text:p>Control y recepción documentos recaudación tributaria (Editra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adre con transfer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entas autoriza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idades Financieras y Sucursa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direc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iodicidad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ificación de ingresos en formal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xpedientes</text:p>
          </table:table-cell>
          <table:table-cell office:value-type="string" calcext:value-type="string">
            <text:p>Apertura de Exped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cción Presentaciones Telemátic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pósitos de garantías metálicos/no metáli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olución de transferenc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anzas de Arrend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cación de Expedientes y Rectificación de enví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Excep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Valoración de Bienes y Derechos</text:p>
          </table:table-cell>
          <table:table-cell office:value-type="string" calcext:value-type="string">
            <text:p>Doc. De motivación de valoración (039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e vinculante de valoración (I01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nimiento de bie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os de transpo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valoraciones extern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mitación de valoraciones intern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 catast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 mínimo a declar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ación por precios medi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08:50:16.739000000</meta:creation-date>
    <dc:date>2015-08-18T08:52:48.523000000</dc:date>
    <meta:editing-duration>PT2M32S</meta:editing-duration>
    <meta:editing-cycles>1</meta:editing-cycles>
    <meta:document-statistic meta:table-count="1" meta:cell-count="3112" meta:object-count="0"/>
    <meta:generator>LibreOffice/4.4.1.2$Windows_x86 LibreOffice_project/45e2de17089c24a1fa810c8f975a7171ba4cd432</meta:generator>
  </office:meta>
</office:document-meta>
</file>